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2" style:family="paragraph" style:parent-style-name="Heading_20_1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 style:list-style-name="L1">
      <style:paragraph-properties fo:margin-top="0cm" fo:margin-bottom="0.339cm" style:contextual-spacing="false" fo:orphans="2" fo:widows="2"/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.339cm" style:contextual-spacing="false" fo:orphans="2" fo:widows="2"/>
    </style:style>
    <style:style style:name="P10" style:family="paragraph" style:parent-style-name="Text_20_body" style:list-style-name="L2">
      <style:paragraph-properties fo:margin-top="0cm" fo:margin-bottom="0.339cm" style:contextual-spacing="false" fo:orphans="2" fo:widows="2"/>
    </style:style>
    <style:style style:name="T1" style:family="text">
      <style:text-properties fo:font-variant="normal" fo:text-transform="none" fo:color="#0366d6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T3" style:family="text">
      <style:text-properties fo:font-variant="normal" fo:text-transform="none" fo:color="#24292e" loext:opacity="100%" style:font-name="apple-system" fo:font-size="9.60000038146973pt" fo:letter-spacing="normal" fo:font-style="normal" fo:font-weight="bold"/>
    </style:style>
    <style:style style:name="T4" style:family="text">
      <style:text-properties fo:font-variant="normal" fo:text-transform="none" fo:color="#24292e" loext:opacity="100%" style:font-name="SFMono-Regular" fo:font-size="7.80000019073486pt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://nachoiborraies.github.io/laravel/" text:style-name="Internet_20_link" text:visited-style-name="Visited_20_Internet_20_Link"><text:span text:style-name="T1">Curso de Laravel</text:span></text:a></text:h>
      <text:h text:style-name="P2" text:outline-level="1"><text:bookmark text:name="ejercicios-propuestos---parte-7-i"/>Ejercicios propuestos - Parte 7 (I)</text:h>
      <text:h text:style-name="P3" text:outline-level="2"><text:bookmark text:name="ejercicio-1"/>Ejercicio 1</text:h>
      <text:p text:style-name="P4"><text:span text:style-name="T2">Sobre el proyecto </text:span><text:span text:style-name="Strong_20_Emphasis"><text:span text:style-name="T3">blog</text:span></text:span><text:span text:style-name="T2"> de la sesión anterior, vamos a añadir estos cambios:</text:span></text:p>
      <text:list xml:id="list3153392141" text:style-name="L1">
        <text:list-item>
          <text:p text:style-name="P6"><text:span text:style-name="T2">Modifica el archivo </text:span><text:span text:style-name="Source_20_Text"><text:span text:style-name="T4">config/auth.php</text:span></text:span><text:span text:style-name="T2"> para que el </text:span><text:span text:style-name="Emphasis"><text:span text:style-name="T2">provider</text:span></text:span><text:span text:style-name="T2"> acuda al modelo correcto de usuario.</text:span></text:p>
        </text:list-item>
        <text:list-item>
          <text:p text:style-name="P6"><text:span text:style-name="T2">Modifica el </text:span><text:span text:style-name="Emphasis"><text:span text:style-name="T2">factory</text:span></text:span><text:span text:style-name="T2"> de usuarios para que los passwords se encripten con </text:span><text:span text:style-name="Emphasis"><text:span text:style-name="T2">bcrypt</text:span></text:span><text:span text:style-name="T2">. Para que sea fácil de recordar, haz que cada usuario tenga como password su mismo login encriptado. Ejecuta después </text:span><text:span text:style-name="Source_20_Text"><text:span text:style-name="T4">php artisan migrate:fresh --seed</text:span></text:span><text:span text:style-name="T2"> para actualizar toda la base de datos.</text:span></text:p>
        </text:list-item>
        <text:list-item>
          <text:p text:style-name="P8">Crea un formulario de login junto con un controlador asociado, y las rutas pertinentes para mostrar el formulario o autenticar, como hemos hecho en el ejemplo para la biblioteca. Recuerda llamar “login” a la ruta que muestra el formulario de login.</text:p>
        </text:list-item>
        <text:list-item>
          <text:p text:style-name="P6"><text:span text:style-name="T2">En el controlador de posts, protege todas las opciones menos las de </text:span><text:span text:style-name="Source_20_Text"><text:span text:style-name="T4">index</text:span></text:span><text:span text:style-name="T2"> y </text:span><text:span text:style-name="Source_20_Text"><text:span text:style-name="T4">show</text:span></text:span><text:span text:style-name="T2">.</text:span></text:p>
        </text:list-item>
        <text:list-item>
          <text:p text:style-name="P9"><text:span text:style-name="T2">Añade una opción de </text:span><text:span text:style-name="Emphasis"><text:span text:style-name="T2">Login</text:span></text:span><text:span text:style-name="T2"> en el menú de navegación superior, que sólo esté visible si el usuario no se ha autenticado aún</text:span></text:p>
        </text:list-item>
        <text:list-item>
          <text:p text:style-name="P9"><text:span text:style-name="T2">Haz que sólo se muestren los enlaces y botones de crear, editar o borrar posts cuando el usuario esté autenticado. En ese mismo caso, haz que también se muestre una opción de </text:span><text:span text:style-name="Emphasis"><text:span text:style-name="T2">logout</text:span></text:span><text:span text:style-name="T2"> en el menú superior, que deberás implementar.</text:span></text:p>
        </text:list-item>
        <text:list-item>
          <text:p text:style-name="P8">Finalmente, añade la funcionalidad de que el usuario autenticado sólo puede editar y borrar sus propios posts, pero no los de los demás usuarios.</text:p>
        </text:list-item>
      </text:list>
      <text:h text:style-name="P3" text:outline-level="2"><text:bookmark text:name="ejercicio-2"/>Ejercicio 2</text:h>
      <text:p text:style-name="P4"><text:span text:style-name="Strong_20_Emphasis"><text:span text:style-name="Emphasis"><text:span text:style-name="T3">Opcional</text:span></text:span></text:span></text:p>
      <text:p text:style-name="P4"><text:span text:style-name="T2">Continuamos con el proyecto </text:span><text:span text:style-name="Strong_20_Emphasis"><text:span text:style-name="T3">blog</text:span></text:span><text:span text:style-name="T2"> anterior. Sigue estos pasos para definir una autenticación basada en roles:</text:span></text:p>
      <text:list xml:id="list50556577" text:style-name="L2">
        <text:list-item>
          <text:p text:style-name="P10"><text:span text:style-name="T2">Crea una nueva migración que modifique la tabla de </text:span><text:span text:style-name="Emphasis"><text:span text:style-name="T2">usuarios</text:span></text:span><text:span text:style-name="T2"> para añadir un nuevo campo llamado </text:span><text:span text:style-name="Emphasis"><text:span text:style-name="T2">rol</text:span></text:span><text:span text:style-name="T2">, de tipo </text:span><text:span text:style-name="Emphasis"><text:span text:style-name="T2">string</text:span></text:span><text:span text:style-name="T2">. Asegúrate de que la migración sea de modificación, y no de creación de tabla. Después, ejecútala para crear el nuevo campo.</text:span></text:p>
        </text:list-item>
        <text:list-item>
          <text:p text:style-name="P10"><text:span text:style-name="T2">Haz que alguno de los usuarios de la tabla tenga un rol de </text:span><text:span text:style-name="Emphasis"><text:span text:style-name="T2">admin</text:span></text:span><text:span text:style-name="T2"> (edítalo a mano desde </text:span><text:span text:style-name="Emphasis"><text:span text:style-name="T2">phpMyAdmin</text:span></text:span><text:span text:style-name="T2">), y el resto serán de tipo </text:span><text:span text:style-name="Emphasis"><text:span text:style-name="T2">editor</text:span></text:span><text:span text:style-name="T2">.</text:span></text:p>
        </text:list-item>
        <text:list-item>
          <text:p text:style-name="P7"><text:span text:style-name="T2">Crea un nuevo middleware llamado </text:span><text:span text:style-name="Source_20_Text"><text:span text:style-name="T4">RolCheck</text:span></text:span><text:span text:style-name="T2">, con una función que compruebe si el usuario tiene el rol indicado, como en el ejemplo visto antes en los apuntes. Regístralo adecuadamente en el archivo </text:span><text:span text:style-name="Source_20_Text"><text:span text:style-name="T4">App/Http/Kernel.php</text:span></text:span><text:span text:style-name="T2">, como se ha explicado.</text:span></text:p>
        </text:list-item>
        <text:list-item>
          <text:p text:style-name="P10"><text:span text:style-name="T2">Modifica las vistas necesarias para que, si el usuario es de tipo </text:span><text:span text:style-name="Emphasis"><text:span text:style-name="T2">admin</text:span></text:span><text:span text:style-name="T2"> pueda ver los botones de edición y borrado de cualquier post, aunque no sean suyos.</text:span></text:p>
        </text:list-item>
        <text:list-item>
          <text:p text:style-name="P7"><text:soft-page-break/><text:span text:style-name="T2">Modifica los métodos </text:span><text:span text:style-name="Source_20_Text"><text:span text:style-name="T4">edit</text:span></text:span><text:span text:style-name="T2">, </text:span><text:span text:style-name="Source_20_Text"><text:span text:style-name="T4">update</text:span></text:span><text:span text:style-name="T2"> y </text:span><text:span text:style-name="Source_20_Text"><text:span text:style-name="T4">destroy</text:span></text:span><text:span text:style-name="T2"> de </text:span><text:span text:style-name="Source_20_Text"><text:span text:style-name="T4">PostController</text:span></text:span><text:span text:style-name="T2"> para que redirijan a </text:span><text:span text:style-name="Source_20_Text"><text:span text:style-name="T4">posts.index</text:span></text:span><text:span text:style-name="T2"> si el usuario no es administrador, o si no es el propietario del post a editar o borrar.</text:span></text:p>
        </text:list-item>
      </text:list>
      <text:p text:style-name="P4"><text:span text:style-name="Strong_20_Emphasis"><text:span text:style-name="T3">¿Qué entregar?</text:span></text:span></text:p>
      <text:p text:style-name="P5"><text:span text:style-name="T2">Como entrega de esta sesión deberás comprimir el proyecto </text:span><text:span text:style-name="Strong_20_Emphasis"><text:span text:style-name="T3">blog</text:span></text:span><text:span text:style-name="T2"> con todos los cambios incorporados, y eliminando las carpetas </text:span><text:span text:style-name="Source_20_Text"><text:span text:style-name="T4">vendor</text:span></text:span><text:span text:style-name="T2"> y </text:span><text:span text:style-name="Source_20_Text"><text:span text:style-name="T4">node_modules</text:span></text:span><text:span text:style-name="T2"> como se explicó en las sesiones anteriores. Renombra el archivo comprimido a </text:span><text:span text:style-name="Source_20_Text"><text:span text:style-name="T4">blog_07.zip</text:span></text:span><text:span text:style-name="T2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0T20:28:33.710000000</meta:creation-date>
    <dc:date>2022-10-10T20:29:11.059000000</dc:date>
    <meta:editing-duration>PT37S</meta:editing-duration>
    <meta:editing-cycles>1</meta:editing-cycles>
    <meta:document-statistic meta:table-count="0" meta:image-count="0" meta:object-count="0" meta:page-count="2" meta:paragraph-count="21" meta:word-count="457" meta:character-count="2655" meta:non-whitespace-character-count="2232"/>
    <meta:generator>LibreOffice/7.0.3.1$Windows_X86_64 LibreOffice_project/d7547858d014d4cf69878db179d326fc3483e082</meta:generator>
  </office:meta>
</office:document-meta>
</file>